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Calibri" fo:font-size="18pt" fo:language="pt" fo:country="BR" style:font-size-asian="18pt"/>
    </style:style>
    <style:style style:name="T1" style:family="text">
      <style:text-properties style:font-name="Calibri" fo:font-size="18pt" fo:language="pt" fo:country="BR" style:font-size-asian="18pt"/>
    </style:style>
    <style:style style:name="T2" style:family="text">
      <style:text-properties style:font-name="Calibri" fo:font-size="18pt" fo:language="pt" fo:country="BR" officeooo:rsid="000582a3" style:font-size-asian="18pt"/>
    </style:style>
    <style:style style:name="T3" style:family="text">
      <style:text-properties style:font-name="Calibri" fo:font-size="18pt" fo:language="pt" fo:country="BR" officeooo:rsid="0005fa77" style:font-size-asian="18pt"/>
    </style:style>
    <style:style style:name="T4" style:family="text">
      <style:text-properties style:font-name="Calibri" fo:font-size="48pt" fo:language="pt" fo:country="BR" style:font-size-asian="48pt"/>
    </style:style>
    <style:style style:name="T5" style:family="text">
      <style:text-properties style:font-name="Calibri" fo:font-size="28pt" fo:language="pt" fo:country="BR" style:font-size-asian="28pt"/>
    </style:style>
    <style:style style:name="T6" style:family="text">
      <style:text-properties style:font-name="Calibri" fo:font-size="28pt" fo:language="pt" fo:country="BR" officeooo:rsid="000582a3" style:font-size-asian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<text:tab/><text:tab/>Documentação do sistema - JukeBOX</text:span><text:span text:style-name="T1"/></text:p>
      <text:p text:style-name="P1" loext:marker-style-name="T4"><text:span text:style-name="T4">Sumário:</text:span><text:span text:style-name="T4"/></text:p>
      <text:p text:style-name="P1" loext:marker-style-name="T5"><text:span text:style-name="T5">1 - Missão e Objetivos da </text:span><text:span text:style-name="T6">Sis-</text:span><text:span text:style-name="T5">JukeBOX</text:span></text:p>
      <text:p text:style-name="P1" loext:marker-style-name="T1"><text:span text:style-name="T5">2 - Benefícios</text:span><text:span text:style-name="T1"/></text:p>
      <text:p text:style-name="P2" loext:marker-style-name="T1"/>
      <text:p text:style-name="P1" loext:marker-style-name="T1"><text:span text:style-name="T1">Missão e Objetivo d</text:span><text:span text:style-name="T2">o</text:span><text:span text:style-name="T1"> </text:span><text:span text:style-name="T2">Sis-</text:span><text:span text:style-name="T1">JukeBOX</text:span></text:p>
      <text:p text:style-name="P1" loext:marker-style-name="T1"><text:span text:style-name="T1"><text:tab/></text:span><text:span text:style-name="T2">O sistema da JukeBOX, normalmente referido como Sis-JukeBOX, nasce de uma necessidade moderna de ter um controle detalhado sobre a empresa, </text:span><text:span text:style-name="T3">não só como uma forma de facilitar a administração </text:span></text:p>
      <text:p text:style-name="P1" loext:marker-style-name="T1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0-06T08:00:09.109000000</dc:date>
    <meta:editing-duration>PT8M42S</meta:editing-duration>
    <meta:editing-cycles>1</meta:editing-cycles>
    <meta:document-statistic meta:table-count="0" meta:image-count="0" meta:object-count="0" meta:page-count="1" meta:paragraph-count="7" meta:word-count="51" meta:character-count="319" meta:non-whitespace-character-count="269"/>
    <meta:generator>LibreOffice/24.2.5.2$Windows_X86_64 LibreOffice_project/bffef4ea93e59bebbeaf7f431bb02b1a39ee8a59</meta:generator>
  </office:meta>
</office:document-meta>
</file>